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bullet text:level="1" text:style-name="WW_CharLFO4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3562in" text:min-label-width="0.25in"/>
      </text:list-level-style-number>
      <text:list-level-style-number text:level="3" style:num-suffix="." style:num-format="i">
        <style:list-level-properties fo:text-align="end" text:space-before="0.9812in" text:min-label-width="0.125in"/>
      </text:list-level-style-number>
      <text:list-level-style-number text:level="4" style:num-suffix="." style:num-format="1">
        <style:list-level-properties text:space-before="1.3562in" text:min-label-width="0.25in"/>
      </text:list-level-style-number>
      <text:list-level-style-number text:level="5" style:num-suffix="." style:num-format="a" style:num-letter-sync="true">
        <style:list-level-properties text:space-before="1.8562in" text:min-label-width="0.25in"/>
      </text:list-level-style-number>
      <text:list-level-style-number text:level="6" style:num-suffix="." style:num-format="i">
        <style:list-level-properties fo:text-align="end" text:space-before="2.4812in" text:min-label-width="0.125in"/>
      </text:list-level-style-number>
      <text:list-level-style-number text:level="7" style:num-suffix="." style:num-format="1">
        <style:list-level-properties text:space-before="2.8562in" text:min-label-width="0.25in"/>
      </text:list-level-style-number>
      <text:list-level-style-number text:level="8" style:num-suffix="." style:num-format="a" style:num-letter-sync="true">
        <style:list-level-properties text:space-before="3.3562in" text:min-label-width="0.25in"/>
      </text:list-level-style-number>
      <text:list-level-style-number text:level="9" style:num-suffix="." style:num-format="i">
        <style:list-level-properties fo:text-align="end" text:space-before="3.9812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4">
      <text:list-level-style-bullet text:level="1" text:style-name="WW_CharLFO34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3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3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margin-top="0.0833in" fo:margin-bottom="0.0833in"/>
      <style:text-properties fo:font-weight="bold" style:font-weight-asian="bold" style:font-size-complex="10pt"/>
    </style:style>
    <style:style style:name="P13" style:parent-style-name="Aufzählung-Punkt" style:family="paragraph">
      <style:paragraph-properties fo:margin-top="0.0416in" fo:margin-bottom="0in"/>
    </style:style>
    <style:style style:name="T14" style:parent-style-name="Absatz-Standardschriftart" style:family="text">
      <style:text-properties style:font-size-complex="10pt"/>
    </style:style>
    <style:style style:name="T15" style:parent-style-name="Absatz-Standardschriftart" style:family="text">
      <style:text-properties style:font-size-complex="10pt"/>
    </style:style>
    <style:style style:name="T16" style:parent-style-name="Absatz-Standardschriftart" style:family="text">
      <style:text-properties style:font-size-complex="10pt"/>
    </style:style>
    <style:style style:name="T17" style:parent-style-name="Absatz-Standardschriftart" style:family="text">
      <style:text-properties fo:color="#FF0000" style:font-size-complex="10pt"/>
    </style:style>
    <style:style style:name="T18" style:parent-style-name="Absatz-Standardschriftart" style:family="text">
      <style:text-properties style:font-size-complex="10pt"/>
    </style:style>
    <style:style style:name="T19" style:parent-style-name="Absatz-Standardschriftart" style:family="text">
      <style:text-properties fo:color="#FF0000" style:font-size-complex="10pt"/>
    </style:style>
    <style:style style:name="T20" style:parent-style-name="Absatz-Standardschriftart" style:family="text">
      <style:text-properties fo:color="#FF0000" style:font-size-complex="10pt"/>
    </style:style>
    <style:style style:name="T21" style:parent-style-name="Absatz-Standardschriftart" style:family="text">
      <style:text-properties fo:color="#FF0000" style:font-size-complex="10pt"/>
    </style:style>
    <style:style style:name="T22" style:parent-style-name="Absatz-Standardschriftart" style:family="text">
      <style:text-properties style:font-size-complex="10pt"/>
    </style:style>
    <style:style style:name="P23" style:parent-style-name="Aufzählung-Punkt" style:list-style-name="LFO10" style:family="paragraph">
      <style:paragraph-properties fo:margin-top="0.0833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24" style:parent-style-name="Aufzählung-Punkt" style:list-style-name="LFO10" style:family="paragraph">
      <style:paragraph-properties fo:margin-top="0.0416in" fo:margin-bottom="0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  <style:text-properties style:font-size-complex="10pt"/>
    </style:style>
    <style:style style:name="P25" style:parent-style-name="Aufzählung-Punkt" style:list-style-name="LFO10" style:family="paragraph">
      <style:paragraph-properties fo:margin-top="0.0416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T26" style:parent-style-name="Absatz-Standardschriftart" style:family="text">
      <style:text-properties style:font-size-complex="10pt"/>
    </style:style>
    <style:style style:name="T27" style:parent-style-name="Absatz-Standardschriftart" style:family="text">
      <style:text-properties style:font-size-complex="10pt"/>
    </style:style>
    <style:style style:name="T28" style:parent-style-name="Absatz-Standardschriftart" style:family="text">
      <style:text-properties style:font-size-complex="10pt"/>
    </style:style>
    <style:style style:name="T29" style:parent-style-name="Absatz-Standardschriftart" style:family="text">
      <style:text-properties style:font-size-complex="10pt"/>
    </style:style>
    <style:style style:name="T30" style:parent-style-name="Hyperlink" style:family="text">
      <style:text-properties style:font-size-complex="10pt"/>
    </style:style>
    <style:style style:name="T31" style:parent-style-name="Absatz-Standardschriftart" style:family="text">
      <style:text-properties style:font-size-complex="10pt"/>
    </style:style>
    <style:style style:name="T32" style:parent-style-name="Absatz-Standardschriftart" style:family="text">
      <style:text-properties style:font-size-complex="10pt"/>
    </style:style>
    <style:style style:name="P33" style:parent-style-name="Überschrift1" style:family="paragraph">
      <style:text-properties fo:font-size="13pt" style:font-size-asian="13pt"/>
    </style:style>
    <style:style style:name="P34" style:parent-style-name="Nummer-a" style:family="paragraph"/>
    <style:style style:name="T35" style:parent-style-name="Absatz-Standardschriftart" style:family="text">
      <style:text-properties fo:font-size="13pt" style:font-size-asian="13pt" style:text-underline-type="none"/>
    </style:style>
    <style:style style:name="TableColumn37" style:family="table-column">
      <style:table-column-properties style:column-width="1.1152in" style:use-optimal-column-width="false"/>
    </style:style>
    <style:style style:name="TableColumn38" style:family="table-column">
      <style:table-column-properties style:column-width="0.243in" style:use-optimal-column-width="false"/>
    </style:style>
    <style:style style:name="TableColumn39" style:family="table-column">
      <style:table-column-properties style:column-width="3.3437in" style:use-optimal-column-width="false"/>
    </style:style>
    <style:style style:name="TableColumn40" style:family="table-column">
      <style:table-column-properties style:column-width="2.2944in" style:use-optimal-column-width="false"/>
    </style:style>
    <style:style style:name="Table36" style:family="table">
      <style:table-properties style:width="6.9965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in" fo:padding-left="0.075in" fo:padding-bottom="0in" fo:padding-right="0.075in"/>
    </style:style>
    <style:style style:name="P43" style:parent-style-name="Tab-fett" style:family="paragraph">
      <style:text-properties fo:font-weight="normal" style:font-weight-asian="normal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T4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Tab-fett" style:family="paragraph">
      <style:paragraph-properties fo:margin-left="-0.8625in" fo:text-indent="0.8625in">
        <style:tab-stops/>
      </style:paragraph-properties>
    </style:style>
    <style:style style:name="T48" style:parent-style-name="Absatz-Standardschriftart" style:family="text">
      <style:text-properties fo:font-weight="normal" style:font-weight-asian="normal"/>
    </style:style>
    <style:style style:name="T49" style:parent-style-name="Absatz-Standardschriftart" style:family="text">
      <style:text-properties fo:font-weight="normal" style:font-weight-asian="normal"/>
    </style:style>
    <style:style style:name="T50" style:parent-style-name="Absatz-Standardschriftart" style:family="text">
      <style:text-properties fo:font-weight="normal" style:font-weight-asian="normal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fo:padding-top="0in" fo:padding-left="0.075in" fo:padding-bottom="0in" fo:padding-right="0.075in"/>
    </style:style>
    <style:style style:name="P53" style:parent-style-name="Tab-fett" style:family="paragraph">
      <style:text-properties fo:font-weight="normal" style:font-weight-asian="normal"/>
    </style:style>
    <style:style style:name="TableCell54" style:family="table-cell">
      <style:table-cell-properties fo:border="none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T59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ableRow61" style:family="table-row">
      <style:table-row-properties style:min-row-height="0.1222in" style:use-optimal-row-height="false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T63" style:parent-style-name="Absatz-Standardschriftart" style:family="text">
      <style:text-properties fo:font-weight="normal" style:font-weight-asian="normal"/>
    </style:style>
    <style:style style:name="T64" style:parent-style-name="Absatz-Standardschriftart" style:family="text">
      <style:text-properties fo:font-weight="normal" style:font-weight-asian="normal"/>
    </style:style>
    <style:style style:name="T6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66" style:parent-style-name="Absatz-Standardschriftart" style:family="text">
      <style:text-properties fo:font-weight="normal" style:font-weight-asian="normal"/>
    </style:style>
    <style:style style:name="T67" style:parent-style-name="Absatz-Standardschriftart" style:family="text">
      <style:text-properties fo:font-weight="normal" style:font-weight-asian="normal"/>
    </style:style>
    <style:style style:name="T68" style:parent-style-name="Absatz-Standardschriftart" style:family="text">
      <style:text-properties fo:font-weight="normal" style:font-weight-asian="normal"/>
    </style:style>
    <style:style style:name="T69" style:parent-style-name="Absatz-Standardschriftart" style:family="text">
      <style:text-properties fo:font-weight="normal" style:font-weight-asian="norma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T72" style:parent-style-name="Absatz-Standardschriftart" style:family="text">
      <style:text-properties fo:font-weight="normal" style:font-weight-asian="normal"/>
    </style:style>
    <style:style style:name="T7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7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75" style:parent-style-name="Absatz-Standardschriftart" style:family="text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T76" style:parent-style-name="Absatz-Standardschriftart" style:family="text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T7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78" style:parent-style-name="Absatz-Standardschriftart" style:family="text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T79" style:parent-style-name="Absatz-Standardschriftart" style:family="text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T80" style:parent-style-name="Absatz-Standardschriftart" style:family="text">
      <style:text-properties fo:font-weight="normal" style:font-weight-asian="normal" style:text-underline-type="single" style:text-underline-style="solid" style:text-underline-width="auto" style:text-underline-mode="continuo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fo:padding-top="0in" fo:padding-left="0.075in" fo:padding-bottom="0in" fo:padding-right="0.075in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T84" style:parent-style-name="Absatz-Standardschriftart" style:family="text">
      <style:text-properties fo:font-style="italic" style:font-style-asian="italic" fo:font-size="9pt" style:font-size-asian="9pt"/>
    </style:style>
    <style:style style:name="T85" style:parent-style-name="Absatz-Standardschriftart" style:family="text">
      <style:text-properties fo:font-style="italic" style:font-style-asian="italic" fo:font-size="9pt" style:font-size-asian="9pt"/>
    </style:style>
    <style:style style:name="T86" style:parent-style-name="Absatz-Standardschriftart" style:family="text">
      <style:text-properties fo:font-style="italic" style:font-style-asian="italic" fo:font-size="9pt" style:font-size-asian="9pt"/>
    </style:style>
    <style:style style:name="T87" style:parent-style-name="Absatz-Standardschriftart" style:family="text">
      <style:text-properties fo:font-style="italic" style:font-style-asian="italic" fo:font-size="9pt" style:font-size-asian="9pt"/>
    </style:style>
    <style:style style:name="T88" style:parent-style-name="Absatz-Standardschriftart" style:family="text">
      <style:text-properties fo:font-style="italic" style:font-style-asian="italic" fo:font-size="9pt" style:font-size-asian="9pt"/>
    </style:style>
    <style:style style:name="T89" style:parent-style-name="Absatz-Standardschriftart" style:family="text">
      <style:text-properties fo:font-weight="bold" style:font-weight-asian="bold"/>
    </style:style>
    <style:style style:name="T90" style:parent-style-name="Absatz-Standardschriftart" style:family="text">
      <style:text-properties fo:font-weight="bold" style:font-weight-asian="bold"/>
    </style:style>
    <style:style style:name="T91" style:parent-style-name="Absatz-Standardschriftart" style:family="text">
      <style:text-properties fo:font-weight="bold" style:font-weight-asian="bold"/>
    </style:style>
    <style:style style:name="T92" style:parent-style-name="Absatz-Standardschriftart" style:family="text">
      <style:text-properties fo:font-weight="bold" style:font-weight-asian="bold"/>
    </style:style>
    <style:style style:name="T93" style:parent-style-name="Absatz-Standardschriftart" style:family="text">
      <style:text-properties fo:font-weight="bold" style:font-weight-asian="bold"/>
    </style:style>
    <style:style style:name="P94" style:parent-style-name="Tab" style:family="paragraph">
      <style:text-properties fo:font-size="6pt" style:font-size-asian="6pt"/>
    </style:style>
    <style:style style:name="P95" style:parent-style-name="Nummer-a" style:family="paragraph">
      <style:text-properties fo:font-size="13pt" style:font-size-asian="13pt" style:text-underline-type="none"/>
    </style:style>
    <style:style style:name="P96" style:parent-style-name="Standard" style:family="paragraph">
      <style:paragraph-properties fo:margin-bottom="0.0555in"/>
    </style:style>
    <style:style style:name="T97" style:parent-style-name="Absatz-Standardschriftart" style:family="text">
      <style:text-properties fo:font-weight="bold" style:font-weight-asian="bold"/>
    </style:style>
    <style:style style:name="P98" style:parent-style-name="Standard" style:family="paragraph">
      <style:paragraph-properties fo:margin-bottom="0.0416in"/>
    </style:style>
    <style:style style:name="T99" style:parent-style-name="Absatz-Standardschriftart" style:family="text">
      <style:text-properties fo:background-color="#FFFF00"/>
    </style:style>
    <style:style style:name="P100" style:parent-style-name="Standard" style:family="paragraph">
      <style:paragraph-properties fo:margin-bottom="0.0416in"/>
    </style:style>
    <style:style style:name="P101" style:parent-style-name="Standard" style:family="paragraph">
      <style:paragraph-properties fo:margin-bottom="0.0416in"/>
    </style:style>
    <style:style style:name="P102" style:parent-style-name="Standard" style:family="paragraph">
      <style:paragraph-properties fo:margin-bottom="0.0416in"/>
    </style:style>
    <style:style style:name="P103" style:parent-style-name="Tab" style:family="paragraph">
      <style:text-properties fo:font-size="6pt" style:font-size-asian="6pt"/>
    </style:style>
    <style:style style:name="P104" style:parent-style-name="Nummer-a" style:family="paragraph">
      <style:text-properties fo:font-size="13pt" style:font-size-asian="13pt" style:text-underline-type="none"/>
    </style:style>
    <style:style style:name="P105" style:parent-style-name="Nummer-1" style:list-style-name="LFO7" style:family="paragraph">
      <style:paragraph-properties fo:margin-top="0.0833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06" style:parent-style-name="Nummer-1" style:family="paragraph">
      <style:paragraph-properties fo:margin-top="0.0416in" fo:margin-left="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07" style:parent-style-name="Nummer-1" style:list-style-name="LFO7" style:family="paragraph">
      <style:paragraph-properties fo:margin-top="0.1666in" fo:margin-bottom="0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08" style:parent-style-name="Nummer-1" style:family="paragraph">
      <style:paragraph-properties fo:margin-top="0.0833in" fo:margin-bottom="0in" fo:margin-left="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09" style:parent-style-name="Einzug" style:family="paragraph">
      <style:paragraph-properties fo:margin-top="0.0833in">
        <style:tab-stops>
          <style:tab-stop style:type="left" style:position="5.2645in"/>
        </style:tab-stops>
      </style:paragraph-properties>
    </style:style>
    <style:style style:name="T110" style:parent-style-name="Absatz-Standardschriftart" style:family="text">
      <style:text-properties fo:font-weight="bold" style:font-weight-asian="bold"/>
    </style:style>
    <style:style style:name="P111" style:parent-style-name="Nummer-1" style:list-style-name="LFO7" style:family="paragraph">
      <style:paragraph-properties fo:margin-top="0.1666in" fo:margin-bottom="0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12" style:parent-style-name="Nummer-1" style:family="paragraph">
      <style:paragraph-properties fo:margin-top="0.0833in" fo:margin-bottom="0in" fo:margin-left="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13" style:parent-style-name="Nummer-1" style:list-style-name="LFO7" style:family="paragraph">
      <style:paragraph-properties fo:margin-top="0.1666in" fo:margin-bottom="0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14" style:parent-style-name="Nummer-1" style:family="paragraph">
      <style:paragraph-properties fo:margin-top="0.0833in" fo:margin-bottom="0in" fo:margin-left="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15" style:parent-style-name="Nummer-1" style:list-style-name="LFO7" style:family="paragraph">
      <style:paragraph-properties fo:margin-top="0.1666in" fo:margin-bottom="0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T116" style:parent-style-name="Absatz-Standardschriftart" style:family="text">
      <style:text-properties fo:font-weight="bold" style:font-weight-asian="bold"/>
    </style:style>
    <style:style style:name="P117" style:parent-style-name="Nummer-1" style:list-style-name="LFO7" style:family="paragraph">
      <style:paragraph-properties fo:margin-top="0.1666in" fo:margin-bottom="0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P118" style:parent-style-name="Nummer-1" style:family="paragraph">
      <style:paragraph-properties fo:margin-top="0.0833in" fo:margin-bottom="0in" fo:margin-left="0.2479in">
        <style:tab-stops>
          <style:tab-stop style:type="left" style:position="5.2645in"/>
          <style:tab-stop style:type="left" style:position="5.6583in"/>
        </style:tab-stops>
      </style:paragraph-properties>
    </style:style>
    <style:style style:name="T119" style:parent-style-name="Absatz-Standardschriftart" style:family="text">
      <style:text-properties fo:font-weight="bold" style:font-weight-asian="bold"/>
    </style:style>
    <style:style style:name="P120" style:parent-style-name="Standard" style:family="paragraph">
      <style:text-properties fo:font-size="9pt" style:font-size-asian="9pt"/>
    </style:style>
    <style:style style:name="P121" style:parent-style-name="Nummer-a" style:family="paragraph">
      <style:paragraph-properties fo:keep-with-next="always" fo:keep-together="always"/>
      <style:text-properties fo:font-size="13pt" style:font-size-asian="13pt" style:text-underline-type="none"/>
    </style:style>
    <style:style style:name="P122" style:parent-style-name="Standard-fett" style:family="paragraph">
      <style:paragraph-properties fo:keep-with-next="always" fo:keep-together="always"/>
    </style:style>
    <style:style style:name="P123" style:parent-style-name="Standard" style:family="paragraph">
      <style:paragraph-properties fo:keep-with-next="always" fo:keep-together="always" fo:margin-left="0.002in">
        <style:tab-stops/>
      </style:paragraph-properties>
    </style:style>
    <style:style style:name="P124" style:parent-style-name="Standard" style:family="paragraph">
      <style:paragraph-properties fo:keep-with-next="always" fo:keep-together="always" fo:margin-left="0.002in">
        <style:tab-stops/>
      </style:paragraph-properties>
    </style:style>
    <style:style style:name="P125" style:parent-style-name="Standard" style:family="paragraph">
      <style:paragraph-properties fo:keep-with-next="always" fo:keep-together="always" fo:margin-left="0.002in">
        <style:tab-stops/>
      </style:paragraph-properties>
    </style:style>
    <style:style style:name="P126" style:parent-style-name="Standard" style:family="paragraph">
      <style:paragraph-properties fo:keep-with-next="always" fo:keep-together="always" fo:margin-left="0.002in">
        <style:tab-stops/>
      </style:paragraph-properties>
    </style:style>
    <style:style style:name="TableColumn128" style:family="table-column">
      <style:table-column-properties style:column-width="3.1493in" style:use-optimal-column-width="false"/>
    </style:style>
    <style:style style:name="TableColumn129" style:family="table-column">
      <style:table-column-properties style:column-width="0.3729in" style:use-optimal-column-width="false"/>
    </style:style>
    <style:style style:name="TableColumn130" style:family="table-column">
      <style:table-column-properties style:column-width="3.4736in" style:use-optimal-column-width="false"/>
    </style:style>
    <style:style style:name="Table127" style:family="table">
      <style:table-properties style:width="6.9958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138in solid #000000" fo:border-right="none" fo:padding-top="0in" fo:padding-left="0.075in" fo:padding-bottom="0in" fo:padding-right="0.075in"/>
    </style:style>
    <style:style style:name="P133" style:parent-style-name="Tab" style:family="paragraph">
      <style:paragraph-properties fo:keep-with-next="always" fo:keep-together="always"/>
    </style:style>
    <style:style style:name="T134" style:parent-style-name="Absatz-Standardschriftart" style:family="text">
      <style:text-properties fo:font-weight="bold" style:font-weight-asian="bold"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Tab-fett" style:family="paragraph">
      <style:paragraph-properties fo:keep-with-next="always" fo:keep-together="always"/>
      <style:text-properties fo:font-weight="normal" style:font-weight-asian="normal"/>
    </style:style>
    <style:style style:name="TableCell137" style:family="table-cell">
      <style:table-cell-properties fo:border-top="none" fo:border-left="none" fo:border-bottom="0.0138in solid #000000" fo:border-right="none" fo:padding-top="0in" fo:padding-left="0.075in" fo:padding-bottom="0in" fo:padding-right="0.075in"/>
    </style:style>
    <style:style style:name="P138" style:parent-style-name="Tab-fett" style:family="paragraph">
      <style:paragraph-properties fo:keep-with-next="always" fo:keep-together="always"/>
      <style:text-properties fo:font-weight="normal" style:font-weight-asian="normal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138in solid #000000" fo:border-left="none" fo:border-bottom="none" fo:border-right="none" fo:padding-top="0in" fo:padding-left="0.075in" fo:padding-bottom="0in" fo:padding-right="0.075in"/>
    </style:style>
    <style:style style:name="P141" style:parent-style-name="Tab" style:family="paragraph">
      <style:paragraph-properties fo:keep-with-next="always" fo:keep-together="always"/>
    </style:style>
    <style:style style:name="T142" style:parent-style-name="Absatz-Standardschriftart" style:family="text">
      <style:text-properties fo:font-style="italic" style:font-style-asian="italic" fo:font-size="9pt" style:font-size-asian="9pt"/>
    </style:style>
    <style:style style:name="TableCell143" style:family="table-cell">
      <style:table-cell-properties fo:border="none" fo:padding-top="0in" fo:padding-left="0.075in" fo:padding-bottom="0in" fo:padding-right="0.075in"/>
    </style:style>
    <style:style style:name="P144" style:parent-style-name="Tab" style:family="paragraph">
      <style:paragraph-properties fo:keep-with-next="always" fo:keep-together="always"/>
    </style:style>
    <style:style style:name="TableCell145" style:family="table-cell">
      <style:table-cell-properties fo:border-top="0.0138in solid #000000" fo:border-left="none" fo:border-bottom="none" fo:border-right="none" fo:padding-top="0in" fo:padding-left="0.075in" fo:padding-bottom="0in" fo:padding-right="0.075in"/>
    </style:style>
    <style:style style:name="P146" style:parent-style-name="Tab" style:family="paragraph">
      <style:paragraph-properties fo:keep-with-next="always" fo:keep-together="always"/>
    </style:style>
    <style:style style:name="T147" style:parent-style-name="Absatz-Standardschriftart" style:family="text">
      <style:text-properties fo:font-style="italic" style:font-style-asian="italic" fo:font-size="9pt" style:font-size-asian="9pt"/>
    </style:style>
    <style:style style:name="P148" style:parent-style-name="Standard" style:family="paragraph">
      <style:paragraph-properties fo:margin-bottom="0.1388in" fo:line-height="115%"/>
      <style:text-properties fo:font-weight="bold" style:font-weight-asian="bold"/>
    </style:style>
  </office:automatic-styles>
  <office:body>
    <office:text text:use-soft-page-breaks="true">
      <text:p text:style-name="P1">Hinweise<text:s/>zum Erstellen und Abgeben des Antrags</text:p>
      <text:p text:style-name="P13"><text:span text:style-name="T14">Für die Einreichung dieses Antragsformulars inklusive des Selbstreports</text:span><text:span text:style-name="T15"><text:s/>gelten folgende verbindliche Abgabetermine:<text:s/></text:span><text:span text:style-name="T16"><text:line-break/></text:span><text:span text:style-name="T17">Bis zum 01. Dezember des Vorjahres</text:span><text:span text:style-name="T18"><text:s/></text:span><text:span text:style-name="T19">für den Stichtag 01. März</text:span><text:span text:style-name="T20"><text:line-break/>Bis zum 01. Juni eines Jahres für den Stichtag 01. September</text:span><text:span text:style-name="T21"><text:line-break/></text:span><text:span text:style-name="T22">Eingang jeweils im Rektoratssekretariat.<text:s/></text:span></text:p>
      <text:list text:style-name="LFO10" text:continue-numbering="true">
        <text:list-item>
          <text:p text:style-name="P23">Bitte<text:s/>füllen Sie den vorliegenden<text:s/>Antrag<text:s/>vollständig<text:s/>aus, drucken<text:s/>und unterschreiben<text:s/>Sie den Antrag.<text:s/><text:line-break/>Der Antrag wird durch das Rektoratssekretariat<text:s/>an die Dekanate weitergeleitet.</text:p>
        </text:list-item>
        <text:list-item>
          <text:p text:style-name="P24">Drucken Sie zusätzlich zu diesem Antrag den ausgefüllten Selbstreport<text:s/>aus und unterschreiben Sie den Selbstreport<text:s/>ebenfalls.</text:p>
        </text:list-item>
        <text:list-item>
          <text:p text:style-name="P25"><text:span text:style-name="T26">Senden Sie den</text:span><text:span text:style-name="T27"><text:s/>Antrag sowie de</text:span><text:span text:style-name="T28">n</text:span><text:span text:style-name="T29"><text:s/>Selbstreport vollständig ausgefüllt und unterschrieben per E-Mail an die Adresse<text:s/></text:span><text:a xlink:href="mailto:rks@hs-furtwangen.de" office:target-frame-name="_top" xlink:show="replace"><text:span text:style-name="T30">rks@hs-furtwangen.de</text:span></text:a><text:span text:style-name="T31"><text:s/>(bitte zwei getrennte PDF-Dateien anhängen).<text:s/></text:span><text:span text:style-name="T32"><text:line-break/></text:span></text:p>
        </text:list-item>
      </text:list>
      <text:p text:style-name="Tab"/>
      <text:h text:style-name="P33" text:outline-level="1">Von<text:s/>der Professorin/dem Professor auszufüllen</text:h>
      <text:p text:style-name="P34"><text:span text:style-name="T35">Persönliche Angaben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Name, Vorname:</text:p>
          </table:table-cell>
          <table:covered-table-cell/>
          <table:table-cell table:style-name="TableCell44">
            <text:p text:style-name="Tab-fett"><text:span text:style-name="T45">Dell'Oro-Friedl, Jirka</text:span></text:p>
          </table:table-cell>
          <table:table-cell table:style-name="TableCell46">
            <text:p text:style-name="P47"><text:span text:style-name="T48">Besoldungsgruppe</text:span><text:span text:style-name="T49"><text:s/></text:span><text:span text:style-name="T50">W</text:span><text:s/></text:p>
          </table:table-cell>
        </table:table-row>
        <table:table-row table:style-name="TableRow51">
          <table:table-cell table:style-name="TableCell52" table:number-columns-spanned="2">
            <text:p text:style-name="P53">Fakultät:</text:p>
          </table:table-cell>
          <table:covered-table-cell/>
          <table:table-cell table:style-name="TableCell54" table:number-columns-spanned="2">
            <text:p text:style-name="Tab-fett"/>
          </table:table-cell>
          <table:covered-table-cell/>
        </table:table-row>
        <table:table-row table:style-name="TableRow55">
          <table:table-cell table:style-name="TableCell56" table:number-columns-spanned="4">
            <text:p text:style-name="Tab">Ich habe bereits<text:s/><text:bookmark-start text:name="AntragZahl"/><text:s/><text:bookmark-end text:name="AntragZahl"/>Antrag/Anträge auf einen Leistungsbezug für besondere Leistungen bewilligt<text:s/></text:p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Tab">bekommen, den letzten zum<text:s/><text:span text:style-name="T59">01.10.2016</text:span><text:span text:style-name="T60"><text:s/></text:span>(tt.mm.jjjj).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Tab-fett"><text:span text:style-name="T63">Ich beantrage ab</text:span><text:s/><text:s/><text:span text:style-name="T64">20</text:span><text:span text:style-name="T65">21</text:span><text:span text:style-name="T66"><text:s/></text:span><text:span text:style-name="T67">einen</text:span><text:span text:style-name="T68"><text:s/>besonderen</text:span><text:span text:style-name="T69"><text:s/>Leistungsbezug.</text:span></text:p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4">
            <text:p text:style-name="Tab-fett"><text:span text:style-name="T72">Berichtszeitraum</text:span><text:s/><text:span text:style-name="T73">01.10.2016</text:span><text:span text:style-name="T74"><text:s/></text:span><text:span text:style-name="T75">bis<text:s/></text:span><text:span text:style-name="T76">31.05.2021</text:span><text:span text:style-name="T77"><text:s/></text:span><text:span text:style-name="T78">(tt.mm.</text:span><text:span text:style-name="T79">jj</text:span><text:span text:style-name="T80">jj)</text:span>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Tab-fett"/>
          </table:table-cell>
          <table:table-cell table:style-name="TableCell83" table:number-columns-spanned="3">
            <text:p text:style-name="Tab"><text:span text:style-name="T84">(</text:span><text:span text:style-name="T85">siehe § 3 Abs. 2, Abs. 6</text:span><text:span text:style-name="T86"><text:s/>bzw. § 7 Ziffer 2 der Richtlinie</text:span><text:span text:style-name="T87"><text:s/>der HFU über das Verfahren und Vergabe von Leistungsbezügen an Hochschullehrerinnen und Hochschullehrer</text:span><text:span text:style-name="T88">)</text:span></text:p>
          </table:table-cell>
          <table:covered-table-cell/>
          <table:covered-table-cell/>
        </table:table-row>
      </table:table>
      <text:p text:style-name="Tab">Ggf. Bemerkungen:</text:p>
      <text:p text:style-name="Tab"><text:span text:style-name="T89"> </text:span><text:span text:style-name="T90"> </text:span><text:span text:style-name="T91"> </text:span><text:span text:style-name="T92"> </text:span><text:span text:style-name="T93"> </text:span></text:p>
      <text:p text:style-name="Tab"/>
      <text:p text:style-name="P94"/>
      <text:p text:style-name="P95">Fakultätsbezogene Angaben</text:p>
      <text:p text:style-name="P96"><text:span text:style-name="T97">Ich versichere</text:span>, dass<text:s/>ich in o. g. Berichtszeitraum<text:s/>folgende Verpflichtungen<text:s/>erfüllt habe:</text:p>
      <text:p text:style-name="P98"><text:s/>Deputatsverpflichtungen<text:span text:style-name="T99"><text:s/></text:span></text:p>
      <text:p text:style-name="P100"><text:s/>regelmäßige Anwesenheit<text:s/>an der HFU<text:s/>während der Vorlesungszeit, d. h.<text:s/>i. d. R.<text:s/>an 3 – 4 Tagen in der Woche</text:p>
      <text:p text:style-name="P101"><text:s/>angemessene Erreichbarkeit und Anwesenheit in den vorlesungsfreien Zeiten</text:p>
      <text:p text:style-name="P102"><text:s/>regelmäßige Teilnahme<text:s/>an den Sitzungen der<text:s/>Fakultätsgremien,<text:s/>in denen ich Mitglied bin</text:p>
      <text:p text:style-name="Tab"/>
      <text:p text:style-name="P103"/>
      <text:p text:style-name="P104">Angaben zu lehrbezogenen Leistungen</text:p>
      <text:list text:style-name="LFO7" text:continue-numbering="true">
        <text:list-item>
          <text:p text:style-name="P105">Die Modulbeschreibungen, für die ich mitverantwortlich bin, sind auf aktuellem Stand:</text:p>
        </text:list-item>
      </text:list>
      <text:p text:style-name="P106"><text:s/>ja<text:s text:c="4"/><text:s/>nein</text:p>
      <text:list text:style-name="LFO7" text:continue-numbering="true">
        <text:list-item>
          <text:p text:style-name="P107">Die Materialien zu meinen Lehrveranstaltungen sind auf aktuellem Stand:</text:p>
        </text:list-item>
      </text:list>
      <text:p text:style-name="P108"><text:s/>ja<text:s text:c="4"/><text:s/>nein</text:p>
      <text:p text:style-name="P109">Das älteste von mir verwendete Skript datiert vom<text:s/><text:span text:style-name="T110">1.3.2021</text:span></text:p>
      <text:list text:style-name="LFO7" text:continue-numbering="true">
        <text:list-item>
          <text:p text:style-name="P111">Die Ergebnisse<text:s/>meiner<text:s/>Lehrevaluationen<text:s/>wurden<text:s/>mit den Studierenden besprochen:</text:p>
        </text:list-item>
      </text:list>
      <text:p text:style-name="P112"><text:s/>ja<text:s text:c="4"/><text:s/>nein</text:p>
      <text:soft-page-break/>
      <text:list text:style-name="LFO7" text:continue-numbering="true">
        <text:list-item>
          <text:p text:style-name="P113">Die Ergebnisse<text:s/>meiner<text:s/>Lehrevaluationen durch die Studierenden<text:s/>habe ich,<text:s/>wo sinnvoll,<text:s/>zum Anlass für Verbesserungen/Änderungen genommen:</text:p>
        </text:list-item>
      </text:list>
      <text:p text:style-name="P114"><text:s/>ja<text:s text:c="4"/><text:s/>nein</text:p>
      <text:list text:style-name="LFO7" text:continue-numbering="true">
        <text:list-item>
          <text:p text:style-name="P115">Ich korrigiere im Durchschnitt<text:s/>pro Semester<text:s/><text:span text:style-name="T116">100</text:span><text:s/>Klausuren/Hausarbeiten.</text:p>
        </text:list-item>
        <text:list-item>
          <text:p text:style-name="P117">In den letzten fünf Jahren habe ich mich durch folgende Aktivitäten selbst weitergebildet:</text:p>
        </text:list-item>
      </text:list>
      <text:p text:style-name="P118"><text:span text:style-name="T119">Permante Weiterbildung im Bereich des Gamedevelopment und der Webtechnologien ist in meinem Fall unerlässlich, auch weil ich seit Jahren mit der Entwicklung einer eigenen Game-Engine mit inkludiertem Editor beschäftigt bin. Zudem bilde ich mich im Bereich der Talentförderung durch die Mitarbeit in der AG-Talent des Verbandes der deutschen Games-Branche weiter.</text:span></text:p>
      <text:p text:style-name="Standard"/>
      <text:p text:style-name="P120"/>
      <text:p text:style-name="P121">Selbstreport</text:p>
      <text:p text:style-name="P122">Im Berichtszeitraum<text:s/>erbrachte besondere Leistungen sind im Selbstreport,<text:s/>der Bestandteil dieses Antrags ist, aufgeführt.</text:p>
      <text:p text:style-name="P123">Hinweis: Nachweise sind nur auf Verlangen des Rektorats<text:s/>einzureichen.</text:p>
      <text:p text:style-name="P124"/>
      <text:p text:style-name="P125"/>
      <text:p text:style-name="P126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Hinterzarten, 9.5.2021</text:span>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Ort, Datum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<text:span text:style-name="T147">Unterschrift Professorin/Professor</text:span></text:p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bottom="0.0833in" fo:line-height="100%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color="#00844D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833in" fo:margin-bottom="0.0833in" fo:line-height="100%"/>
      <style:text-properties style:font-name-asian="Times New Roman" style:font-name-complex="Times New Roman" fo:font-weight="bold" style:font-weight-asian="bold" style:font-weight-complex="bold" fo:color="#83B81A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-asian="Times New Roman" style:font-name-complex="Times New Roman" fo:font-weight="bold" style:font-weight-asian="bold" style:font-weight-complex="bold" fo:color="#83B81A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83B81A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/>
      <style:text-properties style:font-name="Cambria" style:font-name-asian="Times New Roman" style:font-name-complex="Times New Roman" fo:color="#404040" fo:font-size="10pt" style:font-size-asian="10pt" style:font-size-complex="10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Standard" style:display-name="Standard" style:family="paragraph">
      <style:paragraph-properties fo:margin-bottom="0in" style:line-height-at-least="0.2083in"/>
      <style:text-properties style:font-name="Arial Narrow" fo:letter-spacing="0.0041in"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enabsatz" style:display-name="Listenabsatz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border-top="none" fo:border-left="none" fo:border-bottom="0.0138in solid #00844D" fo:border-right="none" fo:padding-top="0in" fo:padding-left="0in" fo:padding-bottom="0.0138in" fo:padding-right="0in" style:shadow="none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 Narrow" fo:font-size="12pt" style:font-size-asian="12pt"/>
    </style:style>
    <style:style style:name="Fußzeile" style:display-name="Fußzeile" style:family="paragraph" style:parent-style-name="Standard">
      <style:paragraph-properties fo:border-top="0.0138in solid #00844D" fo:border-left="none" fo:border-bottom="none" fo:border-right="none" fo:padding-top="0.0138in" fo:padding-left="0in" fo:padding-bottom="0in" fo:padding-right="0in" style:shadow="none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fo:hyphenate="false"/>
    </style:style>
    <style:style style:name="FußzeileZchn" style:display-name="Fußzeile Zchn" style:family="text" style:parent-style-name="Absatz-Standardschriftart">
      <style:text-properties style:font-name="Arial Narrow" fo:font-size="10pt" style:font-size-asian="10pt"/>
    </style:style>
    <style:style style:name="KeinLeerraum" style:display-name="Kein Leerraum" style:family="paragraph">
      <style:paragraph-properties fo:margin-bottom="0in" fo:line-height="100%"/>
      <style:text-properties style:font-name-asian="Times New Roman" style:language-asian="de" style:country-asian="DE" fo:hyphenate="false"/>
    </style:style>
    <style:style style:name="KeinLeerraumZchn" style:display-name="Kein Leerraum Zchn" style:family="text" style:parent-style-name="Absatz-Standardschriftart">
      <style:text-properties style:font-name-asian="Times New Roman" style:language-asian="de" style:country-asian="DE"/>
    </style:style>
    <style:style style:name="Nummer-1" style:display-name="Nummer-1" style:family="paragraph" style:parent-style-name="Standard" style:next-style-name="Einzug" style:list-style-name="LFO7">
      <style:paragraph-properties fo:margin-bottom="0.0833in" fo:line-height="100%">
        <style:tab-stops>
          <style:tab-stop style:type="left" style:position="5.2625in"/>
          <style:tab-stop style:type="left" style:position="5.6562in"/>
        </style:tab-stops>
      </style:paragraph-properties>
      <style:text-properties fo:hyphenate="false"/>
    </style:style>
    <style:style style:name="Nummer-a" style:display-name="Nummer-a" style:family="paragraph" style:parent-style-name="Nummer-1" style:list-style-name="LFO8">
      <style:paragraph-properties fo:margin-top="0.0416in" fo:margin-bottom="0.0416in" fo:margin-left="0.2479in" fo:text-indent="-0.2479in">
        <style:tab-stops>
          <style:tab-stop style:type="left" style:position="5.2645in"/>
          <style:tab-stop style:type="left" style:position="5.6583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hyphenate="false"/>
    </style:style>
    <style:style style:name="Aufzählung-Pfeil" style:display-name="Aufzählung-Pfeil" style:family="paragraph" style:parent-style-name="Nummer-a" style:list-style-name="LFO9">
      <style:text-properties fo:hyphenate="false"/>
    </style:style>
    <style:style style:name="Aufzählung-Punkt" style:display-name="Aufzählung-Punkt" style:family="paragraph" style:parent-style-name="Nummer-1" style:list-style-name="LFO10">
      <style:text-properties fo:hyphenate="false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 fo:color="#707173" fo:letter-spacing="0.0034in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FZ" style:display-name="FZ" style:family="paragraph" style:parent-style-name="Fußzeile">
      <style:paragraph-properties fo:border-top="0.0069in solid #00844D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right" style:position="6.4972in"/>
        </style:tab-stops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83B81A"/>
    </style:style>
    <style:style style:name="IntensivesZitat" style:display-name="Intensives Zitat" style:family="paragraph" style:parent-style-name="Standard" style:next-style-name="Standard">
      <style:paragraph-properties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00844D" fo:hyphenate="false"/>
    </style:style>
    <style:style style:name="IntensivesZitatZchn" style:display-name="Intensives Zitat Zchn" style:family="text" style:parent-style-name="Absatz-Standardschriftart">
      <style:text-properties style:font-name="Arial Narrow" fo:font-weight="bold" style:font-weight-asian="bold" style:font-weight-complex="bold" fo:font-style="italic" style:font-style-asian="italic" style:font-style-complex="italic" fo:color="#00844D" fo:font-size="12pt" style:font-size-asian="12pt"/>
    </style:style>
    <style:style style:name="Platzhaltertext" style:display-name="Platzhaltertext" style:family="text" style:parent-style-name="Absatz-Standardschriftart">
      <style:text-properties fo:color="#808080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808080"/>
    </style:style>
    <style:style style:name="Überschrift1Zchn" style:display-name="Überschrift 1 Zchn" style:family="text" style:parent-style-name="Absatz-Standardschriftart">
      <style:text-properties style:font-name="Arial Narrow" style:font-name-asian="Times New Roman" style:font-name-complex="Times New Roman" fo:font-weight="bold" style:font-weight-asian="bold" style:font-weight-complex="bold" fo:color="#00844D" fo:font-size="12pt" style:font-size-asian="12pt" style:font-size-complex="14pt"/>
    </style:style>
    <style:style style:name="Tab-Ü14" style:display-name="Tab-Ü14" style:family="paragraph" style:parent-style-name="Überschrift1" style:default-outline-level="1">
      <style:paragraph-properties fo:margin-top="0.0277in" fo:margin-bottom="0.0277in"/>
      <style:text-properties fo:hyphenate="false"/>
    </style:style>
    <style:style style:name="Tab-Ü12" style:display-name="Tab-Ü12" style:family="paragraph" style:parent-style-name="Tab-Ü14" style:default-outline-level="1">
      <style:paragraph-properties fo:margin-top="0in" fo:margin-bottom="0in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00844D" fo:border-right="none" fo:padding-top="0in" fo:padding-left="0in" fo:padding-bottom="0.0555in" fo:padding-right="0in" style:shadow="none" fo:text-align="center" fo:margin-bottom="0.1666in" fo:line-height="100%"/>
      <style:text-properties style:font-name-asian="Times New Roman" style:font-name-complex="Times New Roman" fo:color="#00844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Arial Narrow" style:font-name-asian="Times New Roman" style:font-name-complex="Times New Roman" fo:color="#00844D" fo:letter-spacing="0.0034in" style:letter-kerning="true" fo:font-size="26pt" style:font-size-asian="26pt" style:font-size-complex="26pt"/>
    </style:style>
    <style:style style:name="Überschrift2Zchn" style:display-name="Überschrift 2 Zchn" style:family="text" style:parent-style-name="Absatz-Standardschriftart">
      <style:text-properties style:font-name="Arial Narrow" style:font-name-asian="Times New Roman" style:font-name-complex="Times New Roman" fo:font-weight="bold" style:font-weight-asian="bold" style:font-weight-complex="bold" fo:color="#83B81A" fo:font-size="12pt" style:font-size-asian="12pt" style:font-size-complex="13pt"/>
    </style:style>
    <style:style style:name="Überschrift3Zchn" style:display-name="Überschrift 3 Zchn" style:family="text" style:parent-style-name="Absatz-Standardschriftart">
      <style:text-properties style:font-name="Arial Narrow" style:font-name-asian="Times New Roman" style:font-name-complex="Times New Roman" fo:font-weight="bold" style:font-weight-asian="bold" style:font-weight-complex="bold" fo:color="#83B81A" fo:font-size="12pt" style:font-size-asian="12pt"/>
    </style:style>
    <style:style style:name="Überschrift4Zchn" style:display-name="Überschrift 4 Zchn" style:family="text" style:parent-style-name="Absatz-Standardschriftart">
      <style:text-properties style:font-name="Arial Narrow" style:font-name-asian="Times New Roman" style:font-name-complex="Times New Roman" fo:font-weight="bold" style:font-weight-asian="bold" style:font-weight-complex="bold" fo:font-style="italic" style:font-style-asian="italic" style:font-style-complex="italic" fo:color="#83B81A" fo:font-size="12pt" style:font-size-asian="12pt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 fo:font-size="12pt" style:font-size-asian="12pt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 fo:font-size="12pt" style:font-size-asian="12pt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Überschrift-14" style:display-name="Überschrift-14" style:family="paragraph" style:parent-style-name="Überschrift1" style:default-outline-level="1">
      <style:text-properties fo:font-size="14pt" style:font-size-asian="14pt" fo:hyphenate="false"/>
    </style:style>
    <style:style style:name="Untertitel" style:display-name="Untertitel" style:family="paragraph" style:parent-style-name="Standard" style:next-style-name="Standard">
      <style:paragraph-properties fo:margin-top="0.0416in" fo:margin-bottom="0.0833in"/>
      <style:text-properties style:font-name-asian="Times New Roman" style:font-name-complex="Times New Roman" fo:font-style="italic" style:font-style-asian="italic" style:font-style-complex="italic" fo:color="#83B81A" fo:letter-spacing="0.0104in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 Narrow" style:font-name-asian="Times New Roman" style:font-name-complex="Times New Roman" fo:font-style="italic" style:font-style-asian="italic" style:font-style-complex="italic" fo:color="#83B81A" fo:letter-spacing="0.0104in" fo:font-size="12pt" style:font-size-asian="12pt" style:font-size-complex="12pt"/>
    </style:style>
    <style:style style:name="KZ" style:display-name="KZ" style:family="paragraph" style:parent-style-name="Überschrift1" style:default-outline-level="1">
      <style:paragraph-properties fo:margin-top="0.0833in"/>
      <style:text-properties fo:font-size="12pt" style:font-size-asian="12pt" fo:hyphenate="false"/>
    </style:style>
    <style:style style:name="Standard-fett" style:display-name="Standard-fett" style:family="paragraph" style:parent-style-name="Standard">
      <style:text-properties fo:font-weight="bold" style:font-weight-asian="bold" fo:hyphenate="false"/>
    </style:style>
    <style:style style:name="Tab-fett" style:display-name="Tab-fett" style:family="paragraph" style:parent-style-name="Standard-fett">
      <style:paragraph-properties fo:margin-bottom="0.0277in" fo:line-height="100%"/>
      <style:text-properties fo:hyphenate="false"/>
    </style:style>
    <style:style style:name="Tab" style:display-name="Tab" style:family="paragraph" style:parent-style-name="Tab-fett">
      <style:text-properties fo:font-weight="normal" style:font-weight-asian="normal" fo:hyphenate="false"/>
    </style:style>
    <style:style style:name="Einzug" style:display-name="Einzug" style:family="paragraph" style:parent-style-name="Standard">
      <style:paragraph-properties fo:margin-left="0.2479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style style:name="WW_CharLFO8LVL1" style:family="text">
      <style:text-properties fo:font-weight="bold" style:font-weight-asian="bold"/>
    </style:style>
    <text:list-style style:name="LFO8">
      <text:list-level-style-number text:level="1" text:style-name="WW_CharLFO8LVL1" style:num-suffix=")" style:num-format="a" style:num-letter-sync="true">
        <style:list-level-properties text:space-before="0.4979in" text:min-label-width="0.25in"/>
      </text:list-level-style-number>
      <text:list-level-style-number text:level="2" style:num-suffix="." style:num-format="a" style:num-letter-sync="true">
        <style:list-level-properties text:space-before="0.9979in" text:min-label-width="0.25in"/>
      </text:list-level-style-number>
      <text:list-level-style-number text:level="3" style:num-suffix="." style:num-format="i">
        <style:list-level-properties fo:text-align="end" text:space-before="1.6229in" text:min-label-width="0.125in"/>
      </text:list-level-style-number>
      <text:list-level-style-number text:level="4" style:num-suffix="." style:num-format="1">
        <style:list-level-properties text:space-before="1.9979in" text:min-label-width="0.25in"/>
      </text:list-level-style-number>
      <text:list-level-style-number text:level="5" style:num-suffix="." style:num-format="a" style:num-letter-sync="true">
        <style:list-level-properties text:space-before="2.4979in" text:min-label-width="0.25in"/>
      </text:list-level-style-number>
      <text:list-level-style-number text:level="6" style:num-suffix="." style:num-format="i">
        <style:list-level-properties fo:text-align="end" text:space-before="3.1229in" text:min-label-width="0.125in"/>
      </text:list-level-style-number>
      <text:list-level-style-number text:level="7" style:num-suffix="." style:num-format="1">
        <style:list-level-properties text:space-before="3.4979in" text:min-label-width="0.25in"/>
      </text:list-level-style-number>
      <text:list-level-style-number text:level="8" style:num-suffix="." style:num-format="a" style:num-letter-sync="true">
        <style:list-level-properties text:space-before="3.9979in" text:min-label-width="0.25in"/>
      </text:list-level-style-number>
      <text:list-level-style-number text:level="9" style:num-suffix="." style:num-format="i">
        <style:list-level-properties fo:text-align="end" text:space-before="4.6229in" text:min-label-width="0.125in"/>
      </text:list-level-style-number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LFO9">
      <text:list-level-style-bullet text:level="1" text:style-name="WW_CharLFO9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LFO10">
      <text:list-level-style-bullet text:level="1" text:style-name="WW_CharLFO10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34LVL1" style:family="text">
      <style:text-properties style:font-name="Wingdings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4">
      <text:list-level-style-bullet text:level="1" text:style-name="WW_CharLFO4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3562in" text:min-label-width="0.25in"/>
      </text:list-level-style-number>
      <text:list-level-style-number text:level="3" style:num-suffix="." style:num-format="i">
        <style:list-level-properties fo:text-align="end" text:space-before="0.9812in" text:min-label-width="0.125in"/>
      </text:list-level-style-number>
      <text:list-level-style-number text:level="4" style:num-suffix="." style:num-format="1">
        <style:list-level-properties text:space-before="1.3562in" text:min-label-width="0.25in"/>
      </text:list-level-style-number>
      <text:list-level-style-number text:level="5" style:num-suffix="." style:num-format="a" style:num-letter-sync="true">
        <style:list-level-properties text:space-before="1.8562in" text:min-label-width="0.25in"/>
      </text:list-level-style-number>
      <text:list-level-style-number text:level="6" style:num-suffix="." style:num-format="i">
        <style:list-level-properties fo:text-align="end" text:space-before="2.4812in" text:min-label-width="0.125in"/>
      </text:list-level-style-number>
      <text:list-level-style-number text:level="7" style:num-suffix="." style:num-format="1">
        <style:list-level-properties text:space-before="2.8562in" text:min-label-width="0.25in"/>
      </text:list-level-style-number>
      <text:list-level-style-number text:level="8" style:num-suffix="." style:num-format="a" style:num-letter-sync="true">
        <style:list-level-properties text:space-before="3.3562in" text:min-label-width="0.25in"/>
      </text:list-level-style-number>
      <text:list-level-style-number text:level="9" style:num-suffix="." style:num-format="i">
        <style:list-level-properties fo:text-align="end" text:space-before="3.9812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34">
      <text:list-level-style-bullet text:level="1" text:style-name="WW_CharLFO34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3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in" text:min-label-width="0.25in"/>
        <style:text-properties style:font-name="Wingdings"/>
      </text:list-level-style-bullet>
      <text:list-level-style-bullet text:level="2" text:style-name="WW_CharLFO3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in"/>
      </style:footer-style>
    </style:page-layout>
    <style:style style:name="P2" style:parent-style-name="FZ" style:family="paragraph">
      <style:paragraph-properties>
        <style:tab-stops>
          <style:tab-stop style:type="center" style:position="3.15in"/>
          <style:tab-stop style:type="right" style:position="6.8909in"/>
        </style:tab-stops>
      </style:paragraph-properties>
      <style:text-properties fo:font-size="8pt" style:font-size-asian="8pt"/>
    </style:style>
    <style:style style:name="T3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4" style:parent-style-name="KZ" style:family="paragraph">
      <style:paragraph-properties fo:border-top="none" fo:border-left="none" fo:border-bottom="0.0138in solid #00844D" fo:border-right="none" fo:padding-top="0in" fo:padding-left="0in" fo:padding-bottom="0.0138in" fo:padding-right="0in" style:shadow="none" fo:text-align="center"/>
    </style:style>
    <style:style style:name="T5" style:parent-style-name="Absatz-Standardschriftart" style:family="text">
      <style:text-properties fo:font-size="4pt" style:font-size-asian="4pt"/>
    </style:style>
    <style:style style:name="T6" style:parent-style-name="Absatz-Standardschriftart" style:family="text">
      <style:text-properties fo:font-weight="normal" style:font-weight-asian="normal" fo:font-size="9pt" style:font-size-asian="9pt"/>
    </style:style>
    <style:style style:name="P7" style:parent-style-name="FZ" style:family="paragraph">
      <style:paragraph-properties>
        <style:tab-stops>
          <style:tab-stop style:type="center" style:position="3.15in"/>
          <style:tab-stop style:type="right" style:position="6.8909in"/>
        </style:tab-stops>
      </style:paragraph-properties>
    </style:style>
    <style:style style:name="T8" style:parent-style-name="Absatz-Standardschriftart" style:family="text">
      <style:text-properties fo:font-size="8pt" style:font-size-asian="8pt"/>
    </style:style>
    <style:style style:name="T9" style:parent-style-name="Absatz-Standardschriftart" style:family="text">
      <style:text-properties fo:font-size="8pt" style:font-size-asian="8pt"/>
    </style:style>
    <style:style style:name="T10" style:parent-style-name="Absatz-Standardschriftart" style:family="text">
      <style:text-properties fo:font-size="8pt" style:font-size-asian="8pt"/>
    </style:style>
    <style:style style:name="T11" style:parent-style-name="Absatz-Standardschriftart" style:family="text">
      <style:text-properties fo:font-size="8pt" style:font-size-asian="8pt"/>
    </style:style>
    <style:style style:name="T12" style:parent-style-name="Absatz-Standardschriftart" style:family="text">
      <style:text-properties fo:font-size="8pt" style:font-size-asian="8pt"/>
    </style:style>
    <style:style style:family="graphic" style:name="a0" style:parent-style-name="Graphics">
      <style:graphic-properties fo:border="none" fo:background-color="transparent" style:wrap="run-through" style:run-through="foreground" fo:clip="rect(0in 0in 0in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>
      <style:header>
        <text:p text:style-name="Tab"><text:span text:style-name="T3"><draw:frame draw:z-index="251660288" draw:style-name="a0" draw:name="Grafik 1" text:anchor-type="paragraph" svg:x="6.41022in" svg:y="0.19583in" svg:width="1.47014in" svg:height="0.525in" style:rel-width="scale" style:rel-height="scale"><draw:image xlink:href="media/image1.png" xlink:type="simple" xlink:show="embed" xlink:actuate="onLoad"/><svg:title/><svg:desc/></draw:frame></text:span></text:p>
        <text:p text:style-name="P4">Antrag auf einen<text:s/>monatlichen<text:s/>besonderen Leistungsbezug<text:line-break/><text:span text:style-name="T5"><text:line-break/></text:span><text:span text:style-name="T6">Gültig ab 01.04.2020</text:span></text:p>
      </style:header>
      <style:footer>
        <text:p text:style-name="P7"><text:span text:style-name="T8">Stand:<text:s/></text:span><text:span text:style-name="T9">17.03</text:span><text:span text:style-name="T10">.2020</text:span><text:span text:style-name="T11"><text:tab/></text:span><text:span text:style-name="T12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irka</meta:initial-creator>
    <dc:creator>Jirka</dc:creator>
    <meta:creation-date>2021-05-09T06:46:00Z</meta:creation-date>
    <dc:date>2021-05-09T06:59:00Z</dc:date>
    <meta:print-date>2020-02-26T12:51:00Z</meta:print-date>
    <meta:template xlink:href="Antrag_ab_2020-09-01_Stand_2020-03-17.dotx" xlink:type="simple"/>
    <meta:editing-cycles>3</meta:editing-cycles>
    <meta:editing-duration>PT0S</meta:editing-duration>
    <meta:document-statistic meta:page-count="2" meta:paragraph-count="7" meta:word-count="496" meta:character-count="3615" meta:row-count="26" meta:non-whitespace-character-count="3126"/>
  </office:meta>
</office:document-meta>
</file>